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2931in" fo:margin-left="0.0035in" fo:margin-top="0in" fo:margin-bottom="0in" table:align="left" style:writing-mode="lr-tb"/>
    </style:style>
    <style:style style:name="Table1.A" style:family="table-column">
      <style:table-column-properties style:column-width="3.1465in"/>
    </style:style>
    <style:style style:name="Table1.B" style:family="table-column">
      <style:table-column-properties style:column-width="3.1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2931in" fo:margin-left="0.0035in" fo:margin-top="0in" fo:margin-bottom="0in" table:align="left" style:writing-mode="lr-tb"/>
    </style:style>
    <style:style style:name="Table2.A" style:family="table-column">
      <style:table-column-properties style:column-width="3.1465in"/>
    </style:style>
    <style:style style:name="Table2.B" style:family="table-column">
      <style:table-column-properties style:column-width="3.14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2931in" fo:margin-left="0.0035in" fo:margin-top="0in" fo:margin-bottom="0in" table:align="left" style:writing-mode="lr-tb"/>
    </style:style>
    <style:style style:name="Table3.A" style:family="table-column">
      <style:table-column-properties style:column-width="3.1465in"/>
    </style:style>
    <style:style style:name="Table3.B" style:family="table-column">
      <style:table-column-properties style:column-width="3.14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2931in" fo:margin-left="0.0035in" fo:margin-top="0in" fo:margin-bottom="0in" table:align="left" style:writing-mode="lr-tb"/>
    </style:style>
    <style:style style:name="Table4.A" style:family="table-column">
      <style:table-column-properties style:column-width="2.4417in"/>
    </style:style>
    <style:style style:name="Table4.B" style:family="table-column">
      <style:table-column-properties style:column-width="0.7174in"/>
    </style:style>
    <style:style style:name="Table4.C" style:family="table-column">
      <style:table-column-properties style:column-width="2.3493in"/>
    </style:style>
    <style:style style:name="Table4.D" style:family="table-column">
      <style:table-column-properties style:column-width="0.78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pl" fo:country="PL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" style:family="paragraph" style:parent-style-name="List_20_Paragraph" style:list-style-name="WWNum1">
      <style:paragraph-properties fo:margin-top="0in" fo:margin-bottom="0in" style:contextual-spacing="true" fo:line-height="100%" fo:text-align="justify" style:justify-single-word="false"/>
    </style:style>
    <style:style style:name="P5" style:family="paragraph" style:parent-style-name="List_20_Paragraph" style:list-style-name="WWNum2">
      <style:paragraph-properties fo:text-align="justify" style:justify-single-word="false"/>
    </style:style>
    <style:style style:name="P6" style:family="paragraph" style:parent-style-name="List_20_Paragraph" style:list-style-name="WWNum3">
      <style:paragraph-properties fo:text-align="justify" style:justify-single-word="false"/>
    </style:style>
    <style:style style:name="P7" style:family="paragraph" style:parent-style-name="List_20_Paragraph" style:list-style-name="WWNum4">
      <style:paragraph-properties fo:text-align="justify" style:justify-single-word="false"/>
    </style:style>
    <style:style style:name="P8" style:family="paragraph" style:parent-style-name="List_20_Paragraph" style:list-style-name="WWNum5">
      <style:paragraph-properties fo:text-align="justify" style:justify-single-word="false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 fo:text-align="justify" style:justify-single-word="false" fo:break-before="page"/>
      <style:text-properties style:font-name="Times New Roman" style:font-name-complex="Times New Roman1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pl" fo:country="PL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pl" fo:country="PL" officeooo:rsid="00003fd3" officeooo:paragraph-rsid="00003fd3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officeooo:paragraph-rsid="00003fd3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19" style:family="paragraph" style:parent-style-name="Standard">
      <style:paragraph-properties fo:margin-top="0.1665in" fo:margin-bottom="0.111in" style:contextual-spacing="false"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officeooo:paragraph-rsid="00018455"/>
    </style:style>
    <style:style style:name="P2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pl" fo:country="PL" officeooo:rsid="00018455" officeooo:paragraph-rsid="00018455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rsid="00018455" officeooo:paragraph-rsid="00018455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6" style:family="paragraph" style:parent-style-name="Standard">
      <style:paragraph-properties fo:margin-top="0in" fo:margin-bottom="0in" style:contextual-spacing="false" fo:text-align="justify" style:justify-single-word="false"/>
      <style:text-properties fo:font-weight="bold" style:font-weight-asian="bold"/>
    </style:style>
    <style:style style:name="P27" style:family="paragraph" style:parent-style-name="Standard">
      <style:paragraph-properties fo:text-align="justify" style:justify-single-word="false"/>
      <style:text-properties officeooo:rsid="00018455" officeooo:paragraph-rsid="00018455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003fd3" style:font-name-complex="Times New Roman1"/>
    </style:style>
    <style:style style:name="T4" style:family="text">
      <style:text-properties style:font-name="Times New Roman" fo:font-weight="bold" style:font-weight-asian="bold" style:font-name-complex="Times New Roman1"/>
    </style:style>
    <style:style style:name="T5" style:family="text">
      <style:text-properties style:font-name="Times New Roman" fo:font-weight="bold" style:font-weight-asian="bold" style:font-name-complex="Times New Roman1" style:font-weight-complex="bold"/>
    </style:style>
    <style:style style:name="T6" style:family="text">
      <style:text-properties style:font-name="Times New Roman" fo:font-weight="bold" officeooo:rsid="00003fd3" style:font-weight-asian="bold" style:font-name-complex="Times New Roman1" style:font-weight-complex="bold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018455" style:font-weight-asian="bold"/>
    </style:style>
    <style:style style:name="T10" style:family="text">
      <style:text-properties style:font-name-complex="Calibri1"/>
    </style:style>
    <style:style style:name="T11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1">Podstawy rachunkowości</text:span><text:span text:style-name="T1"/></text:p>
      <text:p text:style-name="P9" loext:marker-style-name="T1"><text:span text:style-name="T1">18.10.2023</text:span><text:span text:style-name="T1"/></text:p>
      <text:p text:style-name="P10" loext:marker-style-name="T2"/>
      <text:p text:style-name="P11" loext:marker-style-name="T2"/>
      <text:p text:style-name="P15" loext:marker-style-name="T4"><text:span text:style-name="T4">Zadanie 1 (1.16/s/18-19)</text:span><text:span text:style-name="T4"/></text:p>
      <text:p text:style-name="P11" loext:marker-style-name="T2"/>
      <text:p text:style-name="P15" loext:marker-style-name="T2"><text:span text:style-name="T2">Państwowe przedsiębiorstwo produkcyjne „OMEGA” posiada następujące składniki funduszy <text:line-break/>i zobowiązań:</text:span><text:span text:style-name="T2"/></text:p>
      <text:p text:style-name="P15" loext:marker-style-name="T2"><text:span text:style-name="T2">1. Zobowiązania z tytułu podatków:</text:span><text:span text:style-name="T2"/></text:p>
      <text:p text:style-name="P15" loext:marker-style-name="T2"><text:span text:style-name="T2">2. Fundusz założycielski;</text:span><text:span text:style-name="T2"/></text:p>
      <text:p text:style-name="P15" loext:marker-style-name="T2"><text:span text:style-name="T2">3. Zobowiązania wobec dostawców;</text:span><text:span text:style-name="T2"/></text:p>
      <text:p text:style-name="P15" loext:marker-style-name="T2"><text:span text:style-name="T2">4. Pożyczki długoterminowe</text:span><text:span text:style-name="T2"/></text:p>
      <text:p text:style-name="P15" loext:marker-style-name="T2"><text:span text:style-name="T2">5. Fundusz przedsiębiorstwa</text:span><text:span text:style-name="T2"/></text:p>
      <text:p text:style-name="P15" loext:marker-style-name="T2"><text:span text:style-name="T2">6. Fundusz socjalny</text:span><text:span text:style-name="T2"/></text:p>
      <text:p text:style-name="P15" loext:marker-style-name="T2"><text:span text:style-name="T2">7. Zobowiązania wekslowe z terminem wykupu dwóch lat;</text:span><text:span text:style-name="T2"/></text:p>
      <text:p text:style-name="P15" loext:marker-style-name="T2"><text:span text:style-name="T2">8. Kredyty krótkoterminowe;</text:span><text:span text:style-name="T2"/></text:p>
      <text:p text:style-name="P15" loext:marker-style-name="T2"><text:span text:style-name="T2">9. Zobowiązania z tytułu wynagrodzeń</text:span><text:span text:style-name="T2"/></text:p>
      <text:p text:style-name="P15" loext:marker-style-name="T2"><text:span text:style-name="T2">10. Zysk okresu bieżącego</text:span><text:span text:style-name="T2"/></text:p>
      <text:p text:style-name="P15" loext:marker-style-name="T2"><text:span text:style-name="T2">11. Rezerwy na zobowiązanie</text:span><text:span text:style-name="T2"/></text:p>
      <text:p text:style-name="P15" loext:marker-style-name="T2"><text:span text:style-name="T2">12. Kredyty długoterminowe</text:span><text:span text:style-name="T2"/></text:p>
      <text:p text:style-name="P15" loext:marker-style-name="T2"><text:span text:style-name="T2">13. Strata z lat ubiegłych</text:span><text:span text:style-name="T2"/></text:p>
      <text:p text:style-name="P15" loext:marker-style-name="T2"><text:span text:style-name="T2">14. Fundusz z aktualizacji wyceny</text:span><text:span text:style-name="T2"/></text:p>
      <text:p text:style-name="P11" loext:marker-style-name="T2"/>
      <text:p text:style-name="P15" loext:marker-style-name="T7"><text:span text:style-name="T7">Dokonaj klasyfikacji poszczególnych składników pasywów z podziałem na kapitały własne i kapitały obce.</text:span><text:span text:style-name="T7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2"><text:bookmark-start text:name="_Hlk148199211"/><text:span text:style-name="T2">Kapitały własne</text:span><text:span text:style-name="T2"/></text:p>
          </table:table-cell>
          <table:table-cell table:style-name="Table1.A1" office:value-type="string">
            <text:p text:style-name="P1" loext:marker-style-name="T2"><text:span text:style-name="T2">Kapitały obce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3" loext:marker-style-name="T2"/>
            <text:p text:style-name="P14" loext:marker-style-name="T2">2, 5, 10, 13, 14</text:p>
            <text:p text:style-name="P3" loext:marker-style-name="T2"/>
            <text:p text:style-name="P14" loext:marker-style-name="T2"/>
          </table:table-cell>
          <table:table-cell table:style-name="Table1.A1" office:value-type="string">
            <text:p text:style-name="P14" loext:marker-style-name="T2"><text:bookmark-end text:name="_Hlk148199211"/>1, 3, 4, 7, 8, 9, 11, 12, <text:span text:style-name="T11">6,</text:span></text:p>
          </table:table-cell>
        </table:table-row>
      </table:table>
      <text:p text:style-name="P11" loext:marker-style-name="T2"/>
      <text:p text:style-name="P11" loext:marker-style-name="T2"/>
      <text:p text:style-name="P11" loext:marker-style-name="T2"/>
      <text:p text:style-name="P15" loext:marker-style-name="T4"><text:span text:style-name="T4">Zadanie 2 (1.17/s.19)</text:span><text:span text:style-name="T4"/></text:p>
      <text:p text:style-name="P15" loext:marker-style-name="T2"><text:span text:style-name="T2">Produkcyjne przedsiębiorstwo państwowe „POL-Dolan” posiada następujące składniki aktywów <text:line-break/>i pasywów:</text:span><text:span text:style-name="T2"/></text:p>
      <text:p text:style-name="P15" loext:marker-style-name="T2"><text:span text:style-name="T2">1. Fundusz założycielski; </text:span><text:span text:style-name="T6">(Kapitał wlasny)</text:span></text:p>
      <text:p text:style-name="P16" loext:marker-style-name="T2"><text:span text:style-name="T2">2. Udzielone pożyczki długoterminowe; <text:s/></text:span><text:span text:style-name="T6">(Aktywa trwałe)</text:span></text:p>
      <text:p text:style-name="P16" loext:marker-style-name="T2"><text:span text:style-name="T2">3. Oprogramowanie komputerów </text:span><text:span text:style-name="T6">(Aktywa trwałe)</text:span></text:p>
      <text:p text:style-name="P16" loext:marker-style-name="T2"><text:span text:style-name="T2">4. Fundusz przedsiębiorstwa; </text:span><text:span text:style-name="T6">(Kapitał wlasny)</text:span></text:p>
      <text:p text:style-name="P16" loext:marker-style-name="T2"><text:span text:style-name="T2">5. Hale fabryczne </text:span><text:span text:style-name="T6">(Aktywa trwałe)</text:span></text:p>
      <text:p text:style-name="P15" loext:marker-style-name="T2"><text:span text:style-name="T2">6. Kredyty bankowe krótkoterminowe; </text:span><text:span text:style-name="T6">(Zobowiązania)</text:span></text:p>
      <text:p text:style-name="P16" loext:marker-style-name="T2"><text:span text:style-name="T2">7. Maszyny i urządzenia; </text:span><text:span text:style-name="T6">(Aktywa trwałe)</text:span></text:p>
      <text:p text:style-name="P16" loext:marker-style-name="T2"><text:span text:style-name="T2">8. Dodatni wynik finansowy; </text:span><text:span text:style-name="T6">(Kapitał wlasny)</text:span></text:p>
      <text:p text:style-name="P16" loext:marker-style-name="T2"><text:span text:style-name="T2">9. Fundusz socjalny; </text:span><text:span text:style-name="T6">(Zobowiązania)</text:span></text:p>
      <text:p text:style-name="P16" loext:marker-style-name="T2"><text:span text:style-name="T2">10. Meble biurowe</text:span><text:span text:style-name="T3"> </text:span><text:span text:style-name="T6">(Aktywa trwałe)</text:span></text:p>
      <text:p text:style-name="P15" loext:marker-style-name="T2"><text:span text:style-name="T2">11. Gotówkę w kasie;</text:span><text:span text:style-name="T3"> </text:span><text:span text:style-name="T6">(Aktywa obrotowe)</text:span></text:p>
      <text:p text:style-name="P16" loext:marker-style-name="T2"><text:span text:style-name="T2">12. Zobowiązania wobec pracowników</text:span><text:span text:style-name="T3"> </text:span><text:span text:style-name="T6">(Zobowiązania)</text:span></text:p>
      <text:p text:style-name="P16" loext:marker-style-name="T2"><text:span text:style-name="T3">1</text:span><text:span text:style-name="T2">3. Krótkoterminowe papiery wartościowe </text:span><text:span text:style-name="T6">(Aktywa obrotowe)</text:span></text:p>
      <text:p text:style-name="P16" loext:marker-style-name="T2"><text:span text:style-name="T2">14. Zobowiązania wobec dostawców</text:span><text:span text:style-name="T3"> </text:span><text:span text:style-name="T6">(Zobowiązania)</text:span></text:p>
      <text:p text:style-name="P16" loext:marker-style-name="T2"><text:span text:style-name="T2">15. Należności od odbiorców – krótkoterminowe</text:span><text:span text:style-name="T3"> </text:span><text:span text:style-name="T6">(Aktywa obrotowe)</text:span></text:p>
      <text:p text:style-name="P16" loext:marker-style-name="T2"><text:span text:style-name="T2">16. Rezerwy na zobowiązania;</text:span><text:span text:style-name="T3"> </text:span><text:span text:style-name="T6">(Zobowiązania)</text:span></text:p>
      <text:p text:style-name="P16" loext:marker-style-name="T2"><text:span text:style-name="T2">17. Zapasy surowców do produkcji</text:span><text:span text:style-name="T3"> </text:span><text:span text:style-name="T6">(Aktywa obrotowe)</text:span></text:p>
      <text:p text:style-name="P16" loext:marker-style-name="T2"><text:soft-page-break/><text:span text:style-name="T2">18. Długoterminowe udziały w obcych firmach</text:span><text:span text:style-name="T3"> </text:span><text:span text:style-name="T6">(Aktywa trwałe)</text:span></text:p>
      <text:p text:style-name="P16" loext:marker-style-name="T2"><text:span text:style-name="T2">19. Materiały na składzie;</text:span><text:span text:style-name="T3"> </text:span><text:span text:style-name="T6">(Aktywa obrotowe)</text:span></text:p>
      <text:p text:style-name="P16" loext:marker-style-name="T2"><text:span text:style-name="T2">20. Zobowiązania wobec Urzędu Skarbowego;</text:span><text:span text:style-name="T3"> </text:span><text:span text:style-name="T6">(Zobowiązania)</text:span></text:p>
      <text:p text:style-name="P16" loext:marker-style-name="T2"><text:span text:style-name="T2">21. Samochód osobowy; </text:span><text:span text:style-name="T6">(Aktywa trwałe)</text:span></text:p>
      <text:p text:style-name="P16" loext:marker-style-name="T2"><text:span text:style-name="T2">22. Prawa autorskie </text:span><text:span text:style-name="T6">(Aktywa trwałe) </text:span></text:p>
      <text:p text:style-name="P16" loext:marker-style-name="T2"><text:span text:style-name="T2">23. Należności od pracowników </text:span><text:span text:style-name="T6">(Aktywa obrotowe)</text:span></text:p>
      <text:p text:style-name="P16" loext:marker-style-name="T2"><text:span text:style-name="T2">24. Środki pieniężne na rachunku bankowym </text:span><text:span text:style-name="T6">(Aktywa obrotowe)</text:span></text:p>
      <text:p text:style-name="P11" loext:marker-style-name="T2"/>
      <text:list text:style-name="WWNum1">
        <text:list-item>
          <text:p text:style-name="P4" loext:marker-style-name="T2"><text:span text:style-name="T2">Dokonaj klasyfikacji wymienionych pozycji, ustalając, które z nich stanowią rzeczową, a które kapitałową stronę majątku przedsiębiorstwa</text:span><text:span text:style-name="T2"/></text:p>
        </text:list-item>
        <text:list-item>
          <text:p text:style-name="P4" loext:marker-style-name="T2"><text:span text:style-name="T2">Dokonać grupowania poszczególnych składników na aktywa trwałe i obrotowe, oraz na własne <text:line-break/>i obce źródła finansowania składników aktywów z podziałem na długo i krótkoterminowe</text:span><text:span text:style-name="T2"/></text:p>
        </text:list-item>
      </text:list>
      <text:p text:style-name="P11" loext:marker-style-name="T2"/>
      <text:p text:style-name="P11" loext:marker-style-name="T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 loext:marker-style-name="T2"><text:span text:style-name="T2">Aktywa trwałe</text:span><text:span text:style-name="T2"/></text:p>
          </table:table-cell>
          <table:table-cell table:style-name="Table2.A1" office:value-type="string">
            <text:p text:style-name="P1" loext:marker-style-name="T2"><text:span text:style-name="T2">Kapitały własne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</table:table-cell>
          <table:table-cell table:style-name="Table2.A1" office:value-type="string">
            <text:p text:style-name="P3" loext:marker-style-name="T2"/>
          </table:table-cell>
        </table:table-row>
        <table:table-row table:style-name="Table2.1">
          <table:table-cell table:style-name="Table2.A1" office:value-type="string">
            <text:p text:style-name="P1" loext:marker-style-name="T2"><text:span text:style-name="T2">Aktywa obrotowe</text:span><text:span text:style-name="T2"/></text:p>
          </table:table-cell>
          <table:table-cell table:style-name="Table2.A1" office:value-type="string">
            <text:p text:style-name="P1" loext:marker-style-name="T2"><text:span text:style-name="T2">Kapitały obce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</table:table-cell>
          <table:table-cell table:style-name="Table2.A1" office:value-type="string">
            <text:p text:style-name="P3" loext:marker-style-name="T2"/>
          </table:table-cell>
        </table:table-row>
      </table:table>
      <text:p text:style-name="P11" loext:marker-style-name="T2"/>
      <text:p text:style-name="P11" loext:marker-style-name="T2"/>
      <text:p text:style-name="P11" loext:marker-style-name="T2"/>
      <text:p text:style-name="P15" loext:marker-style-name="T5"><text:span text:style-name="T5">Zadanie 3 (1.18/s.20)</text:span><text:span text:style-name="T5"/></text:p>
      <text:p text:style-name="P15" loext:marker-style-name="T2"><text:span text:style-name="T2">Produkcyjna spółka z o.o. „ABC” posiada następujące składniki aktywów i pasywów:</text:span><text:span text:style-name="T2"/></text:p>
      <text:p text:style-name="P15" loext:marker-style-name="T2"><text:span text:style-name="T2">1.<text:tab/>Kredyt inwestycyjny</text:span><text:span text:style-name="T2"/></text:p>
      <text:p text:style-name="P15" loext:marker-style-name="T2"><text:span text:style-name="T2">2.<text:tab/>Oprogramowanie komputerów</text:span><text:span text:style-name="T2"/></text:p>
      <text:p text:style-name="P15" loext:marker-style-name="T2"><text:span text:style-name="T2">3.<text:tab/>Obligacje Skarbu Państwa (roczne)</text:span><text:span text:style-name="T2"/></text:p>
      <text:p text:style-name="P15" loext:marker-style-name="T2"><text:span text:style-name="T2">4.<text:tab/>Obligacje Skarbu Państwa (trzyletnie)</text:span><text:span text:style-name="T2"/></text:p>
      <text:p text:style-name="P15" loext:marker-style-name="T2"><text:span text:style-name="T2">5.<text:tab/>Kapitał zakładowy</text:span><text:span text:style-name="T2"/></text:p>
      <text:p text:style-name="P15" loext:marker-style-name="T2"><text:span text:style-name="T2">6.<text:tab/>Odpady z produkcji nadające się do wykorzystania</text:span><text:span text:style-name="T2"/></text:p>
      <text:p text:style-name="P15" loext:marker-style-name="T2"><text:span text:style-name="T2">7.<text:tab/>Niewypłacone wynagrodzenia</text:span><text:span text:style-name="T2"/></text:p>
      <text:p text:style-name="P15" loext:marker-style-name="T2"><text:span text:style-name="T2">8.<text:tab/>Paliwo</text:span><text:span text:style-name="T2"/></text:p>
      <text:p text:style-name="P15" loext:marker-style-name="T2"><text:span text:style-name="T2">9.<text:tab/>Znak towarowy</text:span><text:span text:style-name="T2"/></text:p>
      <text:p text:style-name="P15" loext:marker-style-name="T2"><text:span text:style-name="T2">10.<text:tab/>Niezapłacony podatek od wynagrodzeń</text:span><text:span text:style-name="T2"/></text:p>
      <text:p text:style-name="P15" loext:marker-style-name="T2"><text:span text:style-name="T2">11.<text:tab/>Koszty prac rozwojowych</text:span><text:span text:style-name="T2"/></text:p>
      <text:p text:style-name="P15" loext:marker-style-name="T2"><text:span text:style-name="T2">12.<text:tab/>Strata okresu bieżącego</text:span><text:span text:style-name="T2"/></text:p>
      <text:p text:style-name="P15" loext:marker-style-name="T2"><text:span text:style-name="T2">13.<text:tab/>Czeki obce</text:span><text:span text:style-name="T2"/></text:p>
      <text:p text:style-name="P15" loext:marker-style-name="T2"><text:span text:style-name="T2">14.<text:tab/>Działka budowlana</text:span><text:span text:style-name="T2"/></text:p>
      <text:p text:style-name="P15" loext:marker-style-name="T2"><text:span text:style-name="T2">15.<text:tab/>Urządzenia do produkcji</text:span><text:span text:style-name="T2"/></text:p>
      <text:p text:style-name="P15" loext:marker-style-name="T2"><text:span text:style-name="T2">16.<text:tab/>Niezapłacona dostawa towarów</text:span><text:span text:style-name="T2"/></text:p>
      <text:p text:style-name="P15" loext:marker-style-name="T2"><text:span text:style-name="T2">17.<text:tab/>Samochód dostawczy</text:span><text:span text:style-name="T2"/></text:p>
      <text:p text:style-name="P15" loext:marker-style-name="T2"><text:span text:style-name="T2">18.<text:tab/>Kapitał zapasowy</text:span><text:span text:style-name="T2"/></text:p>
      <text:p text:style-name="P15" loext:marker-style-name="T2"><text:span text:style-name="T2">19.<text:tab/>Otrzymana pożyczka z terminem spłaty trzech lat</text:span><text:span text:style-name="T2"/></text:p>
      <text:p text:style-name="P15" loext:marker-style-name="T2"><text:span text:style-name="T2">20.<text:tab/>Gotówka w kasie</text:span><text:span text:style-name="T2"/></text:p>
      <text:p text:style-name="P15" loext:marker-style-name="T2"><text:soft-page-break/><text:span text:style-name="T2">21.<text:tab/>Rezerwa na nagrody jubileuszowe</text:span><text:span text:style-name="T2"/></text:p>
      <text:p text:style-name="P15" loext:marker-style-name="T2"><text:span text:style-name="T2">22.<text:tab/>Niezapłacone składki ZUS</text:span><text:span text:style-name="T2"/></text:p>
      <text:p text:style-name="P15" loext:marker-style-name="T2"><text:span text:style-name="T2">23.<text:tab/>Kapitał rezerwowy</text:span><text:span text:style-name="T2"/></text:p>
      <text:p text:style-name="P15" loext:marker-style-name="T2"><text:span text:style-name="T2">24.<text:tab/>Udzielona pożyczka na dwa lata</text:span><text:span text:style-name="T2"/></text:p>
      <text:p text:style-name="P11" loext:marker-style-name="T2"/>
      <text:p text:style-name="P15" loext:marker-style-name="T2"><text:span text:style-name="T2">•<text:tab/>Dokonaj klasyfikacji wymienionych pozycji ustalając, które z nich stanowią rzeczową, a które kapitałową stronę majątku przedsiębiorstwa.</text:span><text:span text:style-name="T2"/></text:p>
      <text:p text:style-name="P15" loext:marker-style-name="T2"><text:span text:style-name="T2">•<text:tab/>Dokonaj grupowania poszczególnych składników na aktywa trwałe i obrotowe, oraz na własne i obce źródła finansowania składników aktywów z podziałem na długo- i krótkoterminowe.</text:span><text:span text:style-name="T2"/></text:p>
      <text:p text:style-name="P11" loext:marker-style-name="T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 loext:marker-style-name="T2"><text:span text:style-name="T2">Aktywa trwałe</text:span><text:span text:style-name="T2"/></text:p>
          </table:table-cell>
          <table:table-cell table:style-name="Table3.A1" office:value-type="string">
            <text:p text:style-name="P1" loext:marker-style-name="T2"><text:span text:style-name="T2">Kapitały własne</text:span><text:span text:style-name="T2"/></text:p>
          </table:table-cell>
        </table:table-row>
        <table:table-row table:style-name="Table3.1">
          <table:table-cell table:style-name="Table3.A1" office:value-type="string"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</table:table-cell>
          <table:table-cell table:style-name="Table3.A1" office:value-type="string">
            <text:p text:style-name="P3" loext:marker-style-name="T2"/>
          </table:table-cell>
        </table:table-row>
        <table:table-row table:style-name="Table3.1">
          <table:table-cell table:style-name="Table3.A1" office:value-type="string">
            <text:p text:style-name="P1" loext:marker-style-name="T2"><text:span text:style-name="T2">Aktywa obrotowe</text:span><text:span text:style-name="T2"/></text:p>
          </table:table-cell>
          <table:table-cell table:style-name="Table3.A1" office:value-type="string">
            <text:p text:style-name="P1" loext:marker-style-name="T2"><text:span text:style-name="T2">Kapitały obce</text:span><text:span text:style-name="T2"/></text:p>
          </table:table-cell>
        </table:table-row>
        <table:table-row table:style-name="Table3.1">
          <table:table-cell table:style-name="Table3.A1" office:value-type="string"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</table:table-cell>
          <table:table-cell table:style-name="Table3.A1" office:value-type="string">
            <text:p text:style-name="P3" loext:marker-style-name="T2"/>
          </table:table-cell>
        </table:table-row>
      </table:table>
      <text:p text:style-name="P11" loext:marker-style-name="T2"/>
      <text:p text:style-name="P25" loext:marker-style-name="T8"/>
      <text:p text:style-name="P25" loext:marker-style-name="T8"/>
      <text:p text:style-name="P17" loext:marker-style-name="T8"><text:span text:style-name="T8">ROZDZIAŁ II</text:span><text:span text:style-name="T8"/></text:p>
      <text:p text:style-name="P17" loext:marker-style-name="T8"><text:span text:style-name="T8">UPROSZCZONY UKŁAD BILANSU MAJĄTKOWEGO</text:span><text:span text:style-name="T8"/></text:p>
      <text:p text:style-name="P26" loext:marker-style-name="T8"/>
      <text:p text:style-name="P18" loext:marker-style-name="T8"><text:span text:style-name="T8">Zadanie 2. (2.2/s.23-24)</text:span><text:span text:style-name="T8"/></text:p>
      <text:p text:style-name="P17">Spółka cywilna Zoomo posiada na koniec roku zasoby majątkowe o wartości 50 000.</text:p>
      <text:p text:style-name="P17">Składniki aktywów i pasywów kształtowały się następująco:</text:p>
      <text:list text:style-name="WWNum2">
        <text:list-item>
          <text:p text:style-name="P5">Aktywa trwałe ………………………………..……………………………….. 28 000</text:p>
        </text:list-item>
        <text:list-item>
          <text:p text:style-name="P5">Zapasy ………………………………………..………………………………… 8 500</text:p>
        </text:list-item>
        <text:list-item>
          <text:p text:style-name="P5">Należności krótkoterminowe …………...………………………………… 4 200</text:p>
        </text:list-item>
        <text:list-item>
          <text:p text:style-name="P5">Kapitał własny ………………………………………………………………. <text:s text:c="2"/>35 000</text:p>
        </text:list-item>
        <text:list-item>
          <text:p text:style-name="P5">Zobowiązania długoterminowe …………………………………………... 8 000</text:p>
        </text:list-item>
        <text:list-item>
          <text:p text:style-name="P5">Zobowiązania krótkoterminowe ………………………………………….. 7 000</text:p>
        </text:list-item>
      </text:list>
      <text:p text:style-name="P20">Oblicz, ile wynosi wartość inwestycji krótkoterminowych.</text:p>
      <text:p text:style-name="P20"><text:span text:style-name="T9">(35+7+8)-(28+8.5+4.2)=3.3</text:span></text:p>
      <text:p text:style-name="P26" loext:marker-style-name="T8"/>
      <text:p text:style-name="P26" loext:marker-style-name="T8"/>
      <text:p text:style-name="P26" loext:marker-style-name="T8"/>
      <text:p text:style-name="P26" loext:marker-style-name="T8"><text:soft-page-break/></text:p>
      <text:p text:style-name="P26" loext:marker-style-name="T8"/>
      <text:p text:style-name="P18" loext:marker-style-name="T8"><text:span text:style-name="T8">Zadanie 3. (2.3/s.24)</text:span><text:span text:style-name="T8"/></text:p>
      <text:p text:style-name="P17">Spółka z o.o. BŁYSK posiada na koniec roku zasoby majątkowe o wartości 40 000. Składniki aktywów i pasywów kształtowały się następująco:</text:p>
      <text:list text:style-name="WWNum3">
        <text:list-item>
          <text:p text:style-name="P6">Wartości niematerialne i prawne ……………………….. 4 000</text:p>
        </text:list-item>
        <text:list-item>
          <text:p text:style-name="P6">Środki trwałe ………………………………………… <text:s text:c="10"/>22 000</text:p>
        </text:list-item>
        <text:list-item>
          <text:p text:style-name="P6">Zapasy …………………………………………………………. 9 000</text:p>
        </text:list-item>
        <text:list-item>
          <text:p text:style-name="P6">Inwestycje krótkoterminowe …………………………….. 5 000</text:p>
        </text:list-item>
        <text:list-item>
          <text:p text:style-name="P6">Kapitał zakładowy …………………………………………. 35 000</text:p>
        </text:list-item>
        <text:list-item>
          <text:p text:style-name="P6">Zobowiązania długoterminowe ……………………….. 15 000</text:p>
        </text:list-item>
        <text:list-item>
          <text:p text:style-name="P6">Zobowiązania krótkoterminowe ………………………… 7 000</text:p>
        </text:list-item>
      </text:list>
      <text:p text:style-name="P17">Oblicz i określ wynik finansowy spółki.</text:p>
      <text:p text:style-name="P27">4000+22000+9000+5000-35000-15000-7000=–17000</text:p>
      <text:p text:style-name="P18" loext:marker-style-name="T8"><text:span text:style-name="T8">Zadanie 4. (2.4/s.24-25)</text:span><text:span text:style-name="T8"/></text:p>
      <text:p text:style-name="P18">Bilans przedsiębiorstwa państwowego „KUBUŚ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p text:style-name="P1">AKTYWA</text:p>
          </table:table-cell>
          <table:covered-table-cell/>
          <table:table-cell table:style-name="Table4.A1" table:number-columns-spanned="2" office:value-type="string">
            <text:p text:style-name="P1">PASYWA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">I AKTYWA TRWAŁE</text:p>
          </table:table-cell>
          <table:table-cell table:style-name="Table4.A1" office:value-type="string">
            <text:p text:style-name="P1">4 500</text:p>
          </table:table-cell>
          <table:table-cell table:style-name="Table4.A1" office:value-type="string">
            <text:p text:style-name="P1">I KAPITAŁY WŁASNE</text:p>
          </table:table-cell>
          <table:table-cell table:style-name="Table4.A1" office:value-type="string">
            <text:p text:style-name="P24">5300</text:p>
          </table:table-cell>
        </table:table-row>
        <table:table-row table:style-name="Table4.1">
          <table:table-cell table:style-name="Table4.A1" office:value-type="string">
            <text:p text:style-name="P1">- Wartości niematerialne i prawne</text:p>
            <text:p text:style-name="P1">- Środki trwałe</text:p>
            <text:p text:style-name="P1">- Środki trwałe w budowie</text:p>
            <text:p text:style-name="P1">- Inwestycje długoterminowe</text:p>
          </table:table-cell>
          <table:table-cell table:style-name="Table4.A1" office:value-type="string">
            <text:p text:style-name="P23">650</text:p>
            <text:p text:style-name="P23"/>
            <text:p text:style-name="P2">2 400</text:p>
            <text:p text:style-name="P2">800</text:p>
            <text:p text:style-name="P2">650</text:p>
          </table:table-cell>
          <table:table-cell table:style-name="Table4.A1" office:value-type="string">
            <text:p text:style-name="P1">- Fundusz założycielski </text:p>
            <text:p text:style-name="P1">- Fundusz przedsiębiorstwa</text:p>
            <text:p text:style-name="P1">- Zysk</text:p>
          </table:table-cell>
          <table:table-cell table:style-name="Table4.A1" office:value-type="string">
            <text:p text:style-name="P2">2 000</text:p>
            <text:p text:style-name="P2">2 500</text:p>
            <text:p text:style-name="P2">800</text:p>
          </table:table-cell>
        </table:table-row>
        <table:table-row table:style-name="Table4.1">
          <table:table-cell table:style-name="Table4.A1" office:value-type="string">
            <text:p text:style-name="P1">II AKTYWA OBROTOWE</text:p>
          </table:table-cell>
          <table:table-cell table:style-name="Table4.A1" office:value-type="string">
            <text:p text:style-name="P24">2100</text:p>
          </table:table-cell>
          <table:table-cell table:style-name="Table4.A1" office:value-type="string">
            <text:p text:style-name="P1">II KAPITAŁY OBCE</text:p>
          </table:table-cell>
          <table:table-cell table:style-name="Table4.A1" office:value-type="string">
            <text:p text:style-name="P1">1 300</text:p>
          </table:table-cell>
        </table:table-row>
        <table:table-row table:style-name="Table4.1">
          <table:table-cell table:style-name="Table4.A1" office:value-type="string">
            <text:p text:style-name="P1">- Materiały</text:p>
            <text:p text:style-name="P1">- Należności od odbiorców</text:p>
            <text:p text:style-name="P1">- Rachunki bankowe</text:p>
            <text:p text:style-name="P1">- Kasa</text:p>
          </table:table-cell>
          <table:table-cell table:style-name="Table4.A1" office:value-type="string">
            <text:p text:style-name="P2">200</text:p>
            <text:p text:style-name="P2">600</text:p>
            <text:p text:style-name="P2">1 000</text:p>
            <text:p text:style-name="P2">300</text:p>
          </table:table-cell>
          <table:table-cell table:style-name="Table4.A1" office:value-type="string">
            <text:p text:style-name="P1">- Kredyty bankowe</text:p>
            <text:p text:style-name="P1">- Pożyczki</text:p>
            <text:p text:style-name="P1">- Zobowiązania wobec dostawców</text:p>
          </table:table-cell>
          <table:table-cell table:style-name="Table4.A1" office:value-type="string">
            <text:p text:style-name="P23">600</text:p>
            <text:p text:style-name="P2">200</text:p>
            <text:p text:style-name="P2">500</text:p>
          </table:table-cell>
        </table:table-row>
        <table:table-row table:style-name="Table4.1">
          <table:table-cell table:style-name="Table4.A1" office:value-type="string">
            <text:p text:style-name="P1"><text:span text:style-name="T10">∑</text:span> AKTYWÓW</text:p>
          </table:table-cell>
          <table:table-cell table:style-name="Table4.A1" office:value-type="string">
            <text:p text:style-name="P24">6600</text:p>
          </table:table-cell>
          <table:table-cell table:style-name="Table4.A1" office:value-type="string">
            <text:p text:style-name="P1"><text:span text:style-name="T10">∑</text:span> PASYWÓW</text:p>
          </table:table-cell>
          <table:table-cell table:style-name="Table4.A1" office:value-type="string">
            <text:p text:style-name="P24">6600</text:p>
          </table:table-cell>
        </table:table-row>
      </table:table>
      <text:p text:style-name="P19">Oblicz brakujące pozycje w bilansie</text:p>
      <text:p text:style-name="P17" loext:marker-style-name="T8"><text:span text:style-name="T8">Zadanie 5. (2.5/s.25)</text:span><text:span text:style-name="T8"/></text:p>
      <text:p text:style-name="P17">Uporządkować składniki aktywów według kryterium rosnącej płynności:</text:p>
      <text:list text:style-name="WWNum4">
        <text:list-item>
          <text:p text:style-name="P7">Środki pieniężne na rachunku bankowym ………………………………………………………………………… 500</text:p>
        </text:list-item>
        <text:list-item>
          <text:p text:style-name="P7">Wyposażenie biurowe ……………………………………………………………………………………………..……. 2 000</text:p>
        </text:list-item>
        <text:list-item>
          <text:p text:style-name="P7">Towary …………………………………………………………………………………………………………………………… 300</text:p>
        </text:list-item>
        <text:list-item>
          <text:p text:style-name="P7">Gotówka w kasie ……………………………………………………………………………………………………………. 100</text:p>
        </text:list-item>
        <text:list-item>
          <text:p text:style-name="P7">Krótkoterminowe bony skarbowe …………………………………………………………………………………… 450</text:p>
        </text:list-item>
        <text:list-item>
          <text:p text:style-name="P7"><text:soft-page-break/>Grunty ………………………………………………………………………………………………………………………….. 8 000</text:p>
        </text:list-item>
        <text:list-item>
          <text:p text:style-name="P7">Części zapasowe maszyn i urządzeń ………………………………………………………………………………… 300</text:p>
        </text:list-item>
        <text:list-item>
          <text:p text:style-name="P7">Oprogramowanie komputerów ……………………………………………………………………………………….. 420</text:p>
        </text:list-item>
        <text:list-item>
          <text:p text:style-name="P7">Długoterminowe akcje ………………………………………………………………………………………………….. 1 000</text:p>
        </text:list-item>
        <text:list-item>
          <text:p text:style-name="P7">Należności od odbiorców …………………………………………………………………………………………………. 160</text:p>
        </text:list-item>
        <text:list-item>
          <text:p text:style-name="P7">Należności od pracowników ……………………………………………………………………………………………… 80</text:p>
        </text:list-item>
        <text:list-item>
          <text:p text:style-name="P7">Krótkoterminowe akcje ……………………………………………………………………………………………………. 140</text:p>
        </text:list-item>
        <text:list-item>
          <text:p text:style-name="P7">Maszyny i urządzenia ……………………………………………………………………………………………………. 1 300</text:p>
        </text:list-item>
        <text:list-item>
          <text:p text:style-name="P7">Środki transportu ……………………………………………………………………………………………………………. 220</text:p>
        </text:list-item>
        <text:list-item>
          <text:p text:style-name="P7">Produkcja w toku ……………………………………………………………………………………………………………. 90</text:p>
        </text:list-item>
        <text:list-item>
          <text:p text:style-name="P7">Paliwo ………………………………………………………………………………………………………………………………. 120</text:p>
        </text:list-item>
        <text:list-item>
          <text:p text:style-name="P7">Patenty …………………………………………………………………………………………………………………………… 280</text:p>
        </text:list-item>
        <text:list-item>
          <text:p text:style-name="P7">Hala produkcyjna w trakcie modernizacji ……………………………………………………………………….. 460</text:p>
        </text:list-item>
        <text:list-item>
          <text:p text:style-name="P7">Należności długoterminowe ……………………………………………………………………………………………. 550</text:p>
        </text:list-item>
        <text:list-item>
          <text:p text:style-name="P7">Budowa drogi dojazdowej ……………………………………………………………………………………………. 3 000</text:p>
        </text:list-item>
      </text:list>
      <text:p text:style-name="P17"/>
      <text:p text:style-name="P17" loext:marker-style-name="T8"><text:span text:style-name="T8">Zadanie 6. (2.6/s.25-26)</text:span><text:span text:style-name="T8"/></text:p>
      <text:p text:style-name="P17">Uporządkować składniki pasywów według kryterium rosnącej wymagalności:</text:p>
      <text:list text:style-name="WWNum5">
        <text:list-item>
          <text:p text:style-name="P8">Kapitał zakładowy …………………………………………………………………………………………………………. 5 000</text:p>
        </text:list-item>
        <text:list-item>
          <text:p text:style-name="P8">Zobowiązania z tytułu podatków …………………………………………………………………………………… 400</text:p>
        </text:list-item>
        <text:list-item>
          <text:p text:style-name="P8"><text:soft-page-break/>Kredyty krótkoterminowe ……………………………………………………………………………………………… 180</text:p>
        </text:list-item>
        <text:list-item>
          <text:p text:style-name="P8">Kapitał zapasowy …………………………………………………………………………………………………………… 1 250</text:p>
        </text:list-item>
        <text:list-item>
          <text:p text:style-name="P8">Zobowiązania wobec dostawców ………………………………………………………………………………….. 2 620</text:p>
        </text:list-item>
        <text:list-item>
          <text:p text:style-name="P8">Zobowiązania wobec pracowników ……………………………………………………………………………….. 700</text:p>
        </text:list-item>
        <text:list-item>
          <text:p text:style-name="P8">Otrzymane pożyczki długoterminowe …………………………………………………………………………… 2 000</text:p>
        </text:list-item>
        <text:list-item>
          <text:p text:style-name="P8">Dodatni wynik finansowy ………………………………………………………………………………………………. 600</text:p>
        </text:list-item>
        <text:list-item>
          <text:p text:style-name="P8">Rezerwy na zobowiązania ……………………………………………………………………………………………… 450</text:p>
        </text:list-item>
        <text:list-item>
          <text:p text:style-name="P8">Zobowiązania z tytułu pięcioletnich obligacji …………………………………………………………………. 450</text:p>
        </text:list-item>
        <text:list-item>
          <text:p text:style-name="P8">Kredyty bankowe długoterminowe ………………………………………………………………………………… 1 500</text:p>
        </text:list-item>
        <text:list-item>
          <text:p text:style-name="P8">Zobowiązania z tytułu trzyletnich obligacji …………………………………………………………………….. 800</text:p>
        </text:list-item>
        <text:list-item>
          <text:p text:style-name="P8">Zobowiązania wekslowe (do dwóch miesięcy) ……………………………………………………………….. 1 300</text:p>
        </text:list-item>
        <text:list-item>
          <text:p text:style-name="P8">Inne zobowiązania krótkoterminowe …………………………………………………………………………….. 900</text:p>
        </text:list-item>
        <text:list-item>
          <text:p text:style-name="P8">Kapitał rezerwowy …………………………………………………………………………………………………………. 1 100</text:p>
        </text:list-item>
      </text:list>
      <text:p text:style-name="Standard"/>
      <text:p text:style-name="P12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yk Willa</meta:initial-creator>
    <meta:editing-cycles>8</meta:editing-cycles>
    <meta:creation-date>2022-10-11T12:52:00</meta:creation-date>
    <dc:date>2023-10-18T12:37:24.658819977</dc:date>
    <meta:editing-duration>PT1H32M33S</meta:editing-duration>
    <meta:generator>LibreOffice/7.5.7.1$Linux_X86_64 LibreOffice_project/50$Build-1</meta:generator>
    <meta:document-statistic meta:table-count="4" meta:image-count="0" meta:object-count="0" meta:page-count="7" meta:paragraph-count="195" meta:word-count="950" meta:character-count="7778" meta:non-whitespace-character-count="7055"/>
    <meta:user-defined meta:name="AppVersion">16.0000</meta:user-defined>
    <meta:template xlink:type="simple" xlink:actuate="onRequest" xlink:title="Normal" xlink:href=""/>
  </office:meta>
</office:document-meta>
</file>